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aea79f" draw:fill-gradient-name="Purple_20_Haz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="gradient" draw:fill-gradient-name="Purple_20_Haze"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507cm"/>
    </style:style>
    <style:style style:name="P1" style:family="paragraph">
      <style:text-properties fo:color="#ffffff" style:font-name="Ubuntu Light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color="#eeeeee"/>
    </style:style>
    <style:style style:name="T1" style:family="text">
      <style:text-properties fo:color="#ffffff" style:font-name="Ubuntu Light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eeeeee" style:font-name="Ubuntu Light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7.991cm" svg:height="16.26cm" svg:x="0cm" svg:y="0.837cm" presentation:class="subtitle">
          <draw:text-box>
            <text:p text:style-name="P1"><text:span text:style-name="T1">Title</text:span></text:p>
            <text:p text:style-name="P1"><text:span text:style-name="T2">@btatma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7.991cm" svg:height="3.507cm" svg:x="0cm" svg:y="0.837cm" presentation:class="title" presentation:placeholder="true" presentation:user-transformed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27.991cm" svg:height="3.507cm" svg:x="0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8" draw:layer="layout" svg:width="27.991cm" svg:height="3.507cm" svg:x="0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 Light" fo:font-family="'Ubuntu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 Light"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 Light"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Purple_20_Haz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style:text-outline="false" style:text-line-through-style="none" style:text-line-through-type="none" style:font-name="Ubuntu Light" fo:font-family="'Ubuntu Light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7.991cm" svg:height="3.507cm" svg:x="0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3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3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 Tris Atmaja</meta:initial-creator>
    <meta:creation-date>2015-10-21T20:12:16.336699433</meta:creation-date>
    <dc:date>2015-10-21T20:20:11.073133502</dc:date>
    <dc:creator>Bagus Tris Atmaja</dc:creator>
    <meta:editing-duration>PT5M34S</meta:editing-duration>
    <meta:editing-cycles>7</meta:editing-cycles>
    <meta:generator>LibreOffice/4.2.8.2$Linux_X86_64 LibreOffice_project/420m0$Build-2</meta:generator>
    <meta:document-statistic meta:object-count="36"/>
  </office:meta>
</office:document-meta>
</file>